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2pt" officeooo:paragraph-rsid="0004d6f9" style:font-size-asian="12pt" style:font-size-complex="12pt"/>
    </style:style>
    <style:style style:name="P2" style:family="paragraph" style:parent-style-name="Standard">
      <style:text-properties style:font-name="Arial1" fo:font-size="12pt" officeooo:rsid="00067e56" officeooo:paragraph-rsid="00067e56" style:font-size-asian="12pt" style:font-size-complex="12pt"/>
    </style:style>
    <style:style style:name="P3" style:family="paragraph" style:parent-style-name="Standard">
      <style:text-properties style:font-name="Arial1" fo:font-size="12pt" officeooo:paragraph-rsid="00067e56" style:font-size-asian="12pt" style:font-size-complex="12pt"/>
    </style:style>
    <style:style style:name="P4" style:family="paragraph" style:parent-style-name="Standard">
      <style:text-properties style:font-name="Arial1" fo:font-size="12pt" style:font-size-asian="12pt" style:font-size-complex="12pt"/>
    </style:style>
    <style:style style:name="P5" style:family="paragraph" style:parent-style-name="Standard">
      <style:text-properties style:font-name="Arial1" fo:font-size="12pt" officeooo:rsid="0006fe79" officeooo:paragraph-rsid="0006fe79" style:font-size-asian="12pt" style:font-size-complex="12pt"/>
    </style:style>
    <style:style style:name="P6" style:family="paragraph" style:parent-style-name="Standard">
      <style:text-properties style:font-name="Arial1" fo:font-size="12pt" officeooo:paragraph-rsid="0006fe79" style:font-size-asian="12pt" style:font-size-complex="12pt"/>
    </style:style>
    <style:style style:name="P7" style:family="paragraph" style:parent-style-name="Standard">
      <style:text-properties style:font-name="Arial1" fo:font-size="12pt" officeooo:rsid="0008b548" officeooo:paragraph-rsid="0008b548" style:font-size-asian="12pt" style:font-size-complex="12pt"/>
    </style:style>
    <style:style style:name="P8" style:family="paragraph" style:parent-style-name="Standard">
      <style:text-properties style:font-name="Arial1" fo:font-size="12pt" officeooo:rsid="00092aff" officeooo:paragraph-rsid="00092aff" style:font-size-asian="12pt" style:font-size-complex="12pt"/>
    </style:style>
    <style:style style:name="T1" style:family="text">
      <style:text-properties officeooo:rsid="0006fe79"/>
    </style:style>
    <style:style style:name="T2" style:family="text">
      <style:text-properties officeooo:rsid="0008b5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6. Verificando el funcionamiento de las restricciones de integridad referencial y su mantenimiento.</text:p>
      <text:p text:style-name="P1"><text:s/></text:p>
      <text:p text:style-name="P1">1º.- Ejecuta el script de CREACION BBDD_TENISTAS. Examina en la ventana izquierda cada una de las tablas: sus columnas, índices y restricciones de integridad referencial. Tómate tu tiempo. </text:p>
      <text:p text:style-name="P1"/>
      <text:p text:style-name="P1">2º.- Abre una nueva pestaña Query Teclea: SELECT * FROM TENISTAS; Ejecuta la consulta Contesta: </text:p>
      <text:p text:style-name="P1"><text:s/></text:p>
      <text:p text:style-name="P1">¿Cuántos tenistas están fichados en un equipo? </text:p>
      <text:p text:style-name="P1"/>
      <text:p text:style-name="P2">Hay 6 tenistas</text:p>
      <text:p text:style-name="P2"/>
      <text:p text:style-name="P1">¿Cuántos tenistas no tienen ficha? </text:p>
      <text:p text:style-name="P1"/>
      <text:p text:style-name="P2">Hay 10 tenistas sin ficha</text:p>
      <text:p text:style-name="P1"/>
      <text:p text:style-name="P1">¿El equipo de clave <text:s/>03, cuántas fichas tiene? <text:s/></text:p>
      <text:p text:style-name="P1"/>
      <text:p text:style-name="P2">Tiene 2 tenistas</text:p>
      <text:p text:style-name="P1"/>
      <text:p text:style-name="P3">¿Cuántos tenistas son entrenados por otro tenista? <text:s/></text:p>
      <text:p text:style-name="P3"/>
      <text:p text:style-name="P2">Hay 7 tenistas entrenados por un entrenador</text:p>
      <text:p text:style-name="P3"/>
      <text:p text:style-name="P3">¿El tenista de ID 107 es entrenador de otro? </text:p>
      <text:p text:style-name="P1"/>
      <text:p text:style-name="P2">No</text:p>
      <text:p text:style-name="P1"/>
      <text:p text:style-name="P1">¿Por qué?</text:p>
      <text:p text:style-name="P1"/>
      <text:p text:style-name="P2">Porque su id no aparece en la tabla entrenador </text:p>
      <text:p text:style-name="P1"/>
      <text:p text:style-name="P1"><text:s/>¿A cuántos tenistas entrena el tenista de ID 106? </text:p>
      <text:p text:style-name="P1"/>
      <text:p text:style-name="P2">A 2 tenistas</text:p>
      <text:p text:style-name="P1"/>
      <text:p text:style-name="P1">3º.-Ahora teclea y ejecuta la siguiente orden, petición o Query: </text:p>
      <text:p text:style-name="P1"/>
      <text:p text:style-name="P1">SELECT * FROM EQUIPOS; </text:p>
      <text:p text:style-name="P1"/>
      <text:p text:style-name="P1">¿Cuál es la lista de tenistas capitanes de equipo? </text:p>
      <text:p text:style-name="P1"/>
      <text:p text:style-name="P2">La columna capitan</text:p>
      <text:p text:style-name="P1"/>
      <text:p text:style-name="P1">¿Qué sucederá en esta tabla con las tuplas que referencien a un tenista que se ordena eliminar? </text:p>
      <text:p text:style-name="P1"/>
      <text:p text:style-name="P2">Que nos dara error</text:p>
      <text:p text:style-name="P2"/>
      <text:p text:style-name="P1"/>
      <text:p text:style-name="P1"><text:soft-page-break/>4º.- Ahora teclea y ejecuta la siguiente orden:</text:p>
      <text:p text:style-name="P1"/>
      <text:p text:style-name="P1"><text:s/>SELECT * FROM TENISTAS_TORNEOS;</text:p>
      <text:p text:style-name="P1"/>
      <text:p text:style-name="P1">¿Cuántos tenistas inscritos tiene el torneo de id 01? </text:p>
      <text:p text:style-name="P1"/>
      <text:p text:style-name="P5">4 tenistas</text:p>
      <text:p text:style-name="P1"/>
      <text:p text:style-name="P1">¿En cuántos torneos se ha inscrito el tenista de id 0106? </text:p>
      <text:p text:style-name="P1"/>
      <text:p text:style-name="P5">3 torneos</text:p>
      <text:p text:style-name="P1"/>
      <text:p text:style-name="P1">5º.- Ahora, de nuevo teclea y ejecuta la orden:</text:p>
      <text:p text:style-name="P1"/>
      <text:p text:style-name="P1"><text:s/>SELECT * FROM TENISTAS; VAMOS A VER EL FUNCIONAMIENTO DEL DISEÑO QUE HEMOS HECHO CON (B: R) (B:N) (B:C</text:p>
      <text:p text:style-name="P1"/>
      <text:p text:style-name="P6"><text:s/>Fíjate en el tenista de id 0106. Es una tupla de la tabla tenistas, pero, </text:p>
      <text:p text:style-name="P6"/>
      <text:p text:style-name="P6"/>
      <text:p text:style-name="P6">¿En dónde más aparece su clave primaria referenciada?</text:p>
      <text:p text:style-name="P3"/>
      <text:p text:style-name="P3"><text:s/><text:span text:style-name="T1">DNI</text:span></text:p>
      <text:p text:style-name="P1"/>
      <text:p text:style-name="P1">¿Está inscrito en algún torneo, en cuántos?</text:p>
      <text:p text:style-name="P1"/>
      <text:p text:style-name="P5">3 torneos</text:p>
      <text:p text:style-name="P1"/>
      <text:p text:style-name="P1"><text:s/>¿Es entrenador de algún tenista, de cuántos?</text:p>
      <text:p text:style-name="P1"/>
      <text:p text:style-name="P5">2 tenistas</text:p>
      <text:p text:style-name="P1"/>
      <text:p text:style-name="P1">¿Es capitán de algún equipo?</text:p>
      <text:p text:style-name="P1"/>
      <text:p text:style-name="P5">No</text:p>
      <text:p text:style-name="P1"/>
      <text:p text:style-name="P1">Ahora piensa qué sucederá en la base de datos si damos la orden de eliminar de la tabla tenistas al tenista de id 0106. </text:p>
      <text:p text:style-name="P1"/>
      <text:p text:style-name="P1">¿Cuántas tuplas se verán afectadas y de qué manera?</text:p>
      <text:p text:style-name="P1"/>
      <text:p text:style-name="P1"><text:span text:style-name="T1">5</text:span> <text:span text:style-name="T1">tuplas</text:span></text:p>
      <text:p text:style-name="P1"/>
      <text:p text:style-name="P1">¿Lo tienes claro?</text:p>
      <text:p text:style-name="P1"/>
      <text:p text:style-name="P5">Si</text:p>
      <text:p text:style-name="P1"/>
      <text:p text:style-name="P6">Ahora vamos a dar la orden de borrado del tenista de id 0106. o Selecciona la tupla tenista de id 0106 o Botón derecho ratón y selecciona delete row y Apply Esta es la orden que damos: DELETE FROM `bd_tenistas`.`TENISTAS` WHERE (`ID_TENISTA` = '0106');</text:p>
      <text:p text:style-name="P6"><text:s/></text:p>
      <text:p text:style-name="P1"/>
      <text:p text:style-name="P1"><text:soft-page-break/>¿Qué sucede? </text:p>
      <text:p text:style-name="P1"/>
      <text:p text:style-name="P5">Que se borraran los lugares donde dicho tenista participaba asi es decir pasaran a ser null</text:p>
      <text:p text:style-name="P1"/>
      <text:p text:style-name="P1">Sabes que no has borrado UNA TUPLA DE LA BASE DE DATOS ¿verdad? </text:p>
      <text:p text:style-name="P1"/>
      <text:p text:style-name="P5">Si</text:p>
      <text:p text:style-name="P1"/>
      <text:p text:style-name="P1">6º.- Ahora piensa qué sucederá en la base de datos si damos la orden de eliminar de la tabla tenistas al tenista de id 0100. </text:p>
      <text:p text:style-name="P1"/>
      <text:p text:style-name="P1">¿Está inscrito en algún torneo, en cuántos? </text:p>
      <text:p text:style-name="P1"/>
      <text:p text:style-name="P5">3 torneos</text:p>
      <text:p text:style-name="P1"/>
      <text:p text:style-name="P1">¿Es entrenador de algún tenista, de cuántos? </text:p>
      <text:p text:style-name="P1"/>
      <text:p text:style-name="P5">No</text:p>
      <text:p text:style-name="P1"/>
      <text:p text:style-name="P1">¿Es capitán de algún equipo? </text:p>
      <text:p text:style-name="P1"/>
      <text:p text:style-name="P5">Si</text:p>
      <text:p text:style-name="P1"/>
      <text:p text:style-name="P1">Ahora piensa qué sucederá en la base de datos si damos la orden de eliminar de la tabla tenistas al tenista de id 0100. </text:p>
      <text:p text:style-name="P1"/>
      <text:p text:style-name="P3">¿Cuántas tuplas se verán afectadas y de qué manera?</text:p>
      <text:p text:style-name="P3"/>
      <text:p text:style-name="P7">Ninguna ya que nosa dara erro y no nos dejara cambiarlo</text:p>
      <text:p text:style-name="P1"/>
      <text:p text:style-name="P3">¿Lo tienes claro?</text:p>
      <text:p text:style-name="P3"/>
      <text:p text:style-name="P3"><text:s/><text:span text:style-name="T1">Si</text:span></text:p>
      <text:p text:style-name="P1"/>
      <text:p text:style-name="P1">Ahora verifícalo. Da la orden de eliminar de la tabla tenistas la tupla de id 0100. NO HEMOS PODIDO ELIMINAR LA TUPLA, el gestor nos ha enviado un mensaje de error en tiempo de ejecución …… , por supuesto. </text:p>
      <text:p text:style-name="P1"/>
      <text:p text:style-name="P1">7º.- Vamos a hora a insertar un nuevo tenista en nuestra base de datos: o Utiliza estos datos: 0115, 0016, 'CARMEN GARCIA PEREZ', '2000-12-2', NULL, '36999999', 20, NULL Introduce los datos en la última tupla y pulsa apply </text:p>
      <text:p text:style-name="P1"/>
      <text:p text:style-name="P3">¿Qué sucederá? Explícalo.</text:p>
      <text:p text:style-name="P3"/>
      <text:p text:style-name="P3"><text:s/><text:span text:style-name="T2">Me da error ya que no se puede meter <text:s/>id equipo 000000020</text:span></text:p>
      <text:p text:style-name="P1"/>
      <text:p text:style-name="P1">No hemos podido insertar la nueva tupla, el gestor nos ha enviado un mensaje de error en tiempo de ejecución o Ahora utiliza estos datos: 0115, 0016, 'CARMEN GARCIA PEREZ', '2000-12-2', NULL, '36999999', 3, NULL La orden se ejecuta correctamente, porque la información es íntegra </text:p>
      <text:p text:style-name="P1"/>
      <text:p text:style-name="P1"><text:soft-page-break/>8º. Ahora, por último, fíjate en el torneo de clave 01.Es, por supuesto, una tupla de la tabla torneos. </text:p>
      <text:p text:style-name="P1"/>
      <text:p text:style-name="P1">¿Cuántas inscripciones tiene registradas de distintos tenistas hasta el momento? </text:p>
      <text:p text:style-name="P1"/>
      <text:p text:style-name="P7">3 inscripciones</text:p>
      <text:p text:style-name="P1"/>
      <text:p text:style-name="P1">¿Cuántos partidos de ese torneo tenemos registrados? </text:p>
      <text:p text:style-name="P1"/>
      <text:p text:style-name="P7">4 partidos</text:p>
      <text:p text:style-name="P1"/>
      <text:p text:style-name="P1">¿Partido es una entidad débil? </text:p>
      <text:p text:style-name="P1"/>
      <text:p text:style-name="P7">Si</text:p>
      <text:p text:style-name="P1"/>
      <text:p text:style-name="P1">¿En existencia sólo o en existencia e identificación?</text:p>
      <text:p text:style-name="P1"/>
      <text:p text:style-name="P7">En existencia e identificacion</text:p>
      <text:p text:style-name="P1"/>
      <text:p text:style-name="P1">Ejecuta la orden: SELECT * FROM TORNEOS; </text:p>
      <text:p text:style-name="P1"/>
      <text:p text:style-name="P1">¿Cuántas tuplas de la base de datos se verán afectadas y por qué ante la orden de eliminar una tupla de la tabla torneos, la tupla de clave 01? </text:p>
      <text:p text:style-name="P1"/>
      <text:p text:style-name="P8">8 tuplas</text:p>
      <text:p text:style-name="P1"/>
      <text:p text:style-name="P1">¿Lo tienes claro? </text:p>
      <text:p text:style-name="P1"/>
      <text:p text:style-name="P8">No</text:p>
      <text:p text:style-name="P1"/>
      <text:p text:style-name="P1">Ahora verifícalo: Selecciona la tupla 01. Botón derecho, delete row(s) y apply. o La orden ejecutada es: DELETE FROM `bd_tenistas`.`torneos` WHERE (`ID_TORNEO` = '01')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1T09:35:35.552000000</meta:creation-date>
    <dc:date>2022-10-21T10:21:35.247000000</dc:date>
    <meta:editing-duration>PT4M38S</meta:editing-duration>
    <meta:editing-cycles>1</meta:editing-cycles>
    <meta:document-statistic meta:table-count="0" meta:image-count="0" meta:object-count="0" meta:page-count="4" meta:paragraph-count="85" meta:word-count="766" meta:character-count="4417" meta:non-whitespace-character-count="3683"/>
    <meta:generator>LibreOffice/7.3.4.2$Windows_X86_64 LibreOffice_project/728fec16bd5f605073805c3c9e7c4212a0120dc5</meta:generator>
  </office:meta>
</office:document-meta>
</file>